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b1d3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Verdana" fo:font-size="8pt" fo:font-style="normal" style:text-underline-style="none" fo:font-weight="normal" officeooo:rsid="00ab1d3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8pt" fo:font-style="normal" style:text-underline-style="none" fo:font-weight="normal" officeooo:rsid="00ab1d3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644e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bold" officeooo:rsid="008f47ca" officeooo:paragraph-rsid="00ab1d3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7pt" fo:font-style="normal" style:text-underline-style="none" fo:font-weight="normal" officeooo:rsid="00ab1d3e" officeooo:paragraph-rsid="00ab1d3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7pt" fo:font-style="normal" style:text-underline-style="none" fo:font-weight="normal" officeooo:rsid="00ab1d3e" officeooo:paragraph-rsid="00ab1d3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ab1d3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a116f"/>
    </style:style>
    <style:style style:name="T2" style:family="text">
      <style:text-properties fo:font-weight="normal" officeooo:rsid="001a116f" style:font-weight-asian="normal" style:font-weight-complex="normal"/>
    </style:style>
    <style:style style:name="T3" style:family="text">
      <style:text-properties fo:font-size="10pt" officeooo:rsid="001a116f" style:font-size-asian="10pt" style:font-size-complex="10pt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record in get_report_label(data)"&gt;</text:placeholder></text:p>
      <text:p text:style-name="P3"><text:placeholder text:placeholder-type="text">&lt;for each="counter in range(0, record.get('counter', 1))"&gt;</text:placeholder></text:p>
      <text:p text:style-name="P4">ART,<text:span text:style-name="T1"><text:placeholder text:placeholder-type="text">&lt;record.get('code', '???')&gt;</text:placeholder></text:span></text:p>
      <text:p text:style-name="P9">ATTENTION AUX RISQUES DE PINCEMENT ET DE CISAILLEMENTE EN COURS D'INSTALLATION</text:p>
      <text:p text:style-name="P10"/>
      <text:p text:style-name="P8"><text:span text:style-name="T2"><text:placeholder text:placeholder-type="text">&lt;record.get('fabric', '???')&gt;</text:placeholder></text:span></text:p>
      <text:p text:style-name="P8"><text:span text:style-name="T2"><text:placeholder text:placeholder-type="text">&lt;record.get('frame', '???')&gt;</text:placeholder></text:span></text:p>
      <text:p text:style-name="P8"><text:span text:style-name="T2"><text:placeholder text:placeholder-type="text">&lt;record.get('color', '???')&gt;</text:placeholder></text:span></text:p>
      <text:p text:style-name="P8"><text:span text:style-name="T2"><text:placeholder text:placeholder-type="text">&lt;record.get('canvas', '???')&gt;</text:placeholder></text:span></text:p>
      <text:p text:style-name="P7">-NETTOYER SEULMENT A L'EAU ET SAVON</text:p>
      <text:p text:style-name="P7">-NETTOYER A LA MAIN</text:p>
      <text:p text:style-name="P7">-NE PAS RANGER HUMIDE</text:p>
      <text:p text:style-name="P7">-STOCKER DANS UN ENDROIT SEC</text:p>
      <text:p text:style-name="P7">-POSITIONNER DE MANIERE STABLE SUR UN SOL PLAN </text:p>
      <text:p text:style-name="P7">-FABRICANT: FIAM SPA</text:p>
      <text:p text:style-name="P7"><text:span text:style-name="T1">- ORIGINE: ITALIE</text:span></text:p>
      <text:p text:style-name="P7"><text:span text:style-name="T1">CLASSE D'UTILISATION: DOMESTIQUE</text:span></text:p>
      <text:p text:style-name="P4">NOTICE A CONSERVER </text:p>
      <text:p text:style-name="P6"><draw:frame draw:style-name="fr1" draw:name="Cornice2" text:anchor-type="as-char" svg:y="0.111cm" svg:width="3.5cm" svg:height="1cm" draw:z-index="0"><draw:text-box><text:p text:style-name="P12"/><text:p text:style-name="P12"/><text:p text:style-name="P12"/><text:p text:style-name="P12"/><text:p text:style-name="P12"/></draw:text-box></draw:frame></text:p>
      <text:p text:style-name="P5">LOT DE FABRUCATION: <text:span text:style-name="T1"><text:placeholder text:placeholder-type="text">&lt;record.get('period', '?')&gt;</text:placeholder></text:span></text:p>
      <text:p text:style-name="P2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4:44:02.181228338</dc:date>
    <meta:editing-duration>PT12H46M49S</meta:editing-duration>
    <meta:editing-cycles>155</meta:editing-cycles>
    <meta:generator>LibreOffice/4.3.3.2$Linux_X86_64 LibreOffice_project/430m0$Build-2</meta:generator>
    <dc:creator>gloria </dc:creator>
    <meta:document-statistic meta:table-count="0" meta:image-count="0" meta:object-count="0" meta:page-count="2" meta:paragraph-count="21" meta:word-count="77" meta:character-count="624" meta:non-whitespace-character-count="565"/>
  </office:meta>
</office:document-meta>
</file>